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b4f6a" officeooo:paragraph-rsid="000b4f6a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2pt" officeooo:rsid="000b4f6a" officeooo:paragraph-rsid="000b4f6a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b4f6a" officeooo:paragraph-rsid="000b4f6a" style:font-size-asian="32pt" style:font-size-complex="32pt"/>
    </style:style>
    <style:style style:name="P4" style:family="paragraph" style:parent-style-name="Standard">
      <style:paragraph-properties fo:break-before="page"/>
      <style:text-properties officeooo:rsid="000b4f6a" officeooo:paragraph-rsid="000b4f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ENTREGA 1 – Sistema Web</text:p>
      <text:p text:style-name="P1"/>
      <text:p text:style-name="P2">Hugo Ran, Paula Pinto y Oier Diez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8:09:09.412591647</meta:creation-date>
    <meta:generator>LibreOffice/6.4.7.2$Linux_X86_64 LibreOffice_project/40$Build-2</meta:generator>
    <dc:date>2022-10-14T18:12:57.778280678</dc:date>
    <meta:editing-duration>PT3M49S</meta:editing-duration>
    <meta:editing-cycles>1</meta:editing-cycles>
    <meta:document-statistic meta:table-count="0" meta:image-count="0" meta:object-count="0" meta:page-count="2" meta:paragraph-count="2" meta:word-count="11" meta:character-count="56" meta:non-whitespace-character-count="46"/>
  </office:meta>
</office:document-meta>
</file>